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normal" officeooo:rsid="00191992" officeooo:paragraph-rsid="00191992" style:font-weight-asian="normal" style:font-weight-complex="norm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normal" officeooo:rsid="00191992" officeooo:paragraph-rsid="002229ca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normal" officeooo:rsid="00191992" officeooo:paragraph-rsid="00230d9c" style:font-weight-asian="normal" style:font-weight-complex="normal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normal" officeooo:rsid="00191992" officeooo:paragraph-rsid="00241952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normal" officeooo:rsid="00191992" officeooo:paragraph-rsid="00277bbc" style:font-weight-asian="normal" style:font-weight-complex="norm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normal" officeooo:rsid="00277bbc" officeooo:paragraph-rsid="00277bbc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29c3df" officeooo:paragraph-rsid="0029c3df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191992" officeooo:paragraph-rsid="00191992" style:font-weight-asian="normal" style:font-weight-complex="normal"/>
    </style:style>
    <style:style style:name="P9" style:family="paragraph" style:parent-style-name="Standard">
      <style:text-properties style:font-name="Arial" style:text-underline-style="none" fo:font-weight="normal" officeooo:rsid="001da21c" officeooo:paragraph-rsid="00191992" style:font-weight-asian="normal" style:font-weight-complex="normal"/>
    </style:style>
    <style:style style:name="P10" style:family="paragraph" style:parent-style-name="Standard">
      <style:text-properties style:font-name="Arial" style:text-underline-style="none" fo:font-weight="normal" officeooo:rsid="0020a2da" officeooo:paragraph-rsid="00191992" style:font-weight-asian="normal" style:font-weight-complex="normal"/>
    </style:style>
    <style:style style:name="P11" style:family="paragraph" style:parent-style-name="Standard">
      <style:text-properties style:font-name="Arial" style:text-underline-style="none" fo:font-weight="normal" officeooo:rsid="0025b85d" officeooo:paragraph-rsid="00241952" style:font-weight-asian="normal" style:font-weight-complex="normal"/>
    </style:style>
    <style:style style:name="P12" style:family="paragraph" style:parent-style-name="Standard">
      <style:text-properties style:font-name="Arial" style:text-underline-style="none" fo:font-weight="normal" officeooo:rsid="0025bd32" officeooo:paragraph-rsid="00241952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a1b0"/>
    </style:style>
    <style:style style:name="T3" style:family="text">
      <style:text-properties style:text-underline-style="none" officeooo:rsid="001beef4"/>
    </style:style>
    <style:style style:name="T4" style:family="text">
      <style:text-properties style:text-underline-style="none" officeooo:rsid="001da21c"/>
    </style:style>
    <style:style style:name="T5" style:family="text">
      <style:text-properties style:text-underline-style="none" officeooo:rsid="001f2aab"/>
    </style:style>
    <style:style style:name="T6" style:family="text">
      <style:text-properties style:text-underline-style="none" officeooo:rsid="0020a2da"/>
    </style:style>
    <style:style style:name="T7" style:family="text">
      <style:text-properties style:text-underline-style="none" officeooo:rsid="002229ca"/>
    </style:style>
    <style:style style:name="T8" style:family="text">
      <style:text-properties style:text-underline-style="none" officeooo:rsid="00230d9c"/>
    </style:style>
    <style:style style:name="T9" style:family="text">
      <style:text-properties style:text-underline-style="none" officeooo:rsid="00241952"/>
    </style:style>
    <style:style style:name="T10" style:family="text">
      <style:text-properties style:text-underline-style="none" officeooo:rsid="0025b85d"/>
    </style:style>
    <style:style style:name="T11" style:family="text">
      <style:text-properties style:text-underline-style="none" officeooo:rsid="0025bd32"/>
    </style:style>
    <style:style style:name="T12" style:family="text">
      <style:text-properties style:text-underline-style="none" officeooo:rsid="00277bbc"/>
    </style:style>
    <style:style style:name="T13" style:family="text">
      <style:text-properties officeooo:rsid="001aa1b0"/>
    </style:style>
    <style:style style:name="T14" style:family="text">
      <style:text-properties officeooo:rsid="001beef4"/>
    </style:style>
    <style:style style:name="T15" style:family="text">
      <style:text-properties officeooo:rsid="001da21c"/>
    </style:style>
    <style:style style:name="T16" style:family="text">
      <style:text-properties officeooo:rsid="002229ca"/>
    </style:style>
    <style:style style:name="T17" style:family="text">
      <style:text-properties officeooo:rsid="00230d9c"/>
    </style:style>
    <style:style style:name="T18" style:family="text">
      <style:text-properties officeooo:rsid="0025b85d"/>
    </style:style>
    <style:style style:name="T19" style:family="text">
      <style:text-properties officeooo:rsid="0025bd32"/>
    </style:style>
    <style:style style:name="T20" style:family="text">
      <style:text-properties officeooo:rsid="00277bb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e: João Pedro Carvalho Ferreira<text:tab/><text:tab/><text:tab/>Matrícula: 2024.1.08.030</text:p>
      <text:p text:style-name="P1"/>
      <text:p text:style-name="P1"><text:span text:style-name="T14">A</text:span>lgoritmo</text:p>
      <text:p text:style-name="P1"><text:span text:style-name="T1"><text:tab/></text:span><text:span text:style-name="T14">declare</text:span><text:span text:style-name="T3"> X [0:99] </text:span><text:span text:style-name="T14">numérico</text:span></text:p>
      <text:p text:style-name="P1"><text:span text:style-name="T1"><text:tab/></text:span>declare<text:span text:style-name="T1"> I, N, P, MEDIA, MEDAPARA, DESVIO </text:span>numérico</text:p>
      <text:p text:style-name="P1"><text:span text:style-name="T1"><text:tab/></text:span>declare<text:span text:style-name="T1"> SOMA </text:span>numérico</text:p>
      <text:p text:style-name="P1"><text:span text:style-name="T1"><text:tab/></text:span>leia<text:span text:style-name="T1"> N</text:span></text:p>
      <text:p text:style-name="P1"><text:span text:style-name="T1"><text:tab/></text:span>leia<text:span text:style-name="T1"> P</text:span></text:p>
      <text:p text:style-name="P8"><text:tab/>I ← 0</text:p>
      <text:p text:style-name="P1"><text:span text:style-name="T1"><text:tab/></text:span>repita</text:p>
      <text:p text:style-name="P1"><text:span text:style-name="T1"><text:tab/><text:tab/></text:span>se<text:span text:style-name="T1"> </text:span><text:span text:style-name="T9">I</text:span><text:span text:style-name="T1"> &gt;= N</text:span></text:p>
      <text:p text:style-name="P1"><text:span text:style-name="T1"><text:tab/><text:tab/><text:tab/></text:span>então<text:span text:style-name="T1"> </text:span>interrompa</text:p>
      <text:p text:style-name="P1"><text:span text:style-name="T1"><text:tab/><text:tab/></text:span><text:span text:style-name="T13">fim – se</text:span></text:p>
      <text:p text:style-name="P1"><text:span text:style-name="T1"><text:tab/><text:tab/></text:span><text:span text:style-name="T13">leia</text:span><text:span text:style-name="T2"> </text:span><text:span text:style-name="T3">X[ I ]</text:span></text:p>
      <text:p text:style-name="P1"><text:span text:style-name="T3"><text:tab/><text:tab/></text:span><text:span text:style-name="T4">I ← I + 1</text:span></text:p>
      <text:p text:style-name="P1"><text:span text:style-name="T4"><text:tab/></text:span><text:span text:style-name="T15">fim – repita</text:span></text:p>
      <text:p text:style-name="P1"><text:span text:style-name="T1"><text:tab/></text:span><text:span text:style-name="T4">I ← 0</text:span></text:p>
      <text:p text:style-name="P9"><text:tab/>SOMA ← 0</text:p>
      <text:p text:style-name="P1"><text:span text:style-name="T4"><text:tab/></text:span><text:span text:style-name="T15">repita</text:span></text:p>
      <text:p text:style-name="P1"><text:span text:style-name="T1"><text:tab/><text:tab/></text:span><text:span text:style-name="T15">se</text:span><text:span text:style-name="T4"> I <text:s/>&gt;= N</text:span></text:p>
      <text:p text:style-name="P1"><text:span text:style-name="T4"><text:tab/><text:tab/><text:tab/></text:span><text:span text:style-name="T15">então</text:span><text:span text:style-name="T4"> </text:span><text:span text:style-name="T15">interrompa</text:span></text:p>
      <text:p text:style-name="P1"><text:span text:style-name="T1"><text:tab/><text:tab/></text:span><text:span text:style-name="T15">fim – se</text:span></text:p>
      <text:p text:style-name="P1"><text:span text:style-name="T1"><text:tab/><text:tab/></text:span><text:span text:style-name="T4">SOMA ← SOMA + X[ I ]</text:span></text:p>
      <text:p text:style-name="P9"><text:tab/><text:tab/>I ← I + 1</text:p>
      <text:p text:style-name="P1"><text:span text:style-name="T4"><text:tab/></text:span><text:span text:style-name="T15">fim – repita</text:span></text:p>
      <text:p text:style-name="P1"><text:span text:style-name="T4"><text:tab/></text:span><text:span text:style-name="T5">MEDIA ← SOMA / N</text:span></text:p>
      <text:p text:style-name="P1"><text:span text:style-name="T5"><text:tab/></text:span><text:span text:style-name="T6">I ← </text:span><text:span text:style-name="T7">P</text:span></text:p>
      <text:p text:style-name="P10"><text:tab/>SOMA ← 0</text:p>
      <text:p text:style-name="P2"><text:span text:style-name="T6"><text:tab/></text:span><text:span text:style-name="T16">repita</text:span></text:p>
      <text:p text:style-name="P3"><text:span text:style-name="T6"><text:tab/><text:tab/></text:span><text:span text:style-name="T16">se</text:span><text:span text:style-name="T7"> I </text:span><text:span text:style-name="T8">&gt;= N – P</text:span></text:p>
      <text:p text:style-name="P3"><text:span text:style-name="T8"><text:tab/><text:tab/><text:tab/></text:span><text:span text:style-name="T17">então</text:span><text:span text:style-name="T8"> </text:span><text:span text:style-name="T17">interrompa</text:span></text:p>
      <text:p text:style-name="P4"><text:span text:style-name="T6"><text:tab/><text:tab/></text:span><text:span text:style-name="T17">fim – se</text:span></text:p>
      <text:p text:style-name="P4"><text:span text:style-name="T6"><text:tab/><text:tab/></text:span><text:span text:style-name="T10">SOMA ← SOMA + X[ I ]</text:span></text:p>
      <text:p text:style-name="P11"><text:tab/><text:tab/>I ← I + 1</text:p>
      <text:p text:style-name="P4"><text:span text:style-name="T10"><text:tab/></text:span><text:span text:style-name="T18">fim – repita</text:span></text:p>
      <text:p text:style-name="P4"><text:span text:style-name="T1"><text:tab/></text:span><text:span text:style-name="T10">MEDAPARA ← SOMA / (N – 2 * P)</text:span></text:p>
      <text:p text:style-name="P11"><text:tab/>I ← 0</text:p>
      <text:p text:style-name="P11"><text:tab/>SOMA ← 0</text:p>
      <text:p text:style-name="P4"><text:span text:style-name="T10"><text:tab/></text:span><text:span text:style-name="T18">repita</text:span></text:p>
      <text:p text:style-name="P4"><text:span text:style-name="T1"><text:tab/><text:tab/></text:span><text:span text:style-name="T18">se</text:span><text:span text:style-name="T10"> I &gt;= N</text:span></text:p>
      <text:p text:style-name="P4"><text:span text:style-name="T10"><text:tab/><text:tab/><text:tab/></text:span><text:span text:style-name="T18">então</text:span><text:span text:style-name="T10"> </text:span><text:span text:style-name="T18">interrompa</text:span></text:p>
      <text:p text:style-name="P4"><text:span text:style-name="T1"><text:tab/><text:tab/></text:span><text:span text:style-name="T18">fim – se</text:span></text:p>
      <text:p text:style-name="P4"><text:span text:style-name="T1"><text:tab/><text:tab/></text:span><text:span text:style-name="T10">SOMA ← SOMA + (X[ I ]</text:span><text:span text:style-name="T11"> </text:span><text:span text:style-name="T10">– MEDIA</text:span><text:span text:style-name="T11">) * (X[ I ] – MEDIA)</text:span></text:p>
      <text:p text:style-name="P12"><text:tab/><text:tab/>I ← I + 1</text:p>
      <text:p text:style-name="P4"><text:span text:style-name="T11"><text:tab/></text:span><text:span text:style-name="T19">fim – repita</text:span></text:p>
      <text:p text:style-name="P4"><text:span text:style-name="T1"><text:tab/></text:span><text:span text:style-name="T11">DESVIO ← </text:span><text:span text:style-name="T11"><draw:frame draw:style-name="fr1" draw:name="Objeto1" text:anchor-type="as-char" svg:y="-0.425cm" svg:width="3.018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11"><text:tab/></text:span><text:span text:style-name="T20">escreva</text:span><text:span text:style-name="T12"> “Média = ”, MEDIA</text:span></text:p>
      <text:p text:style-name="P5"><text:span text:style-name="T11"><text:tab/></text:span><text:span text:style-name="T12">escreva “Média aparada = ”, MEDAPARA</text:span></text:p>
      <text:p text:style-name="P5"><text:span text:style-name="T11"><text:tab/></text:span><text:span text:style-name="T12">escreva “Desvio padrão = ”, DESVIO</text:span></text:p>
      <text:p text:style-name="P6">fim – 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10:34:45.872000000</meta:creation-date>
    <meta:generator>LibreOffice/6.0.4.2$Windows_x86 LibreOffice_project/9b0d9b32d5dcda91d2f1a96dc04c645c450872bf</meta:generator>
    <dc:date>2024-06-19T18:01:04.367000000</dc:date>
    <meta:editing-duration>PT1H30M5S</meta:editing-duration>
    <meta:editing-cycles>11</meta:editing-cycles>
    <meta:document-statistic meta:table-count="0" meta:image-count="0" meta:object-count="1" meta:page-count="1" meta:paragraph-count="49" meta:word-count="178" meta:character-count="800" meta:non-whitespace-character-count="584"/>
  </office:meta>
</office:document-meta>
</file>

<file path=Object 1/content.xml><?xml version="1.0" encoding="utf-8"?>
<math xmlns="http://www.w3.org/1998/Math/MathML" display="block">
  <semantics>
    <msqrt>
      <mrow>
        <mi mathvariant="italic">SOMA</mi>
        <mo stretchy="false">/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</msqrt>
    <annotation encoding="StarMath 5.0">sqrt{SOMA / (N - 1)} </annotation>
  </semantics>
</math>
</file>